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Unicode MS" svg:font-family="'Arial Unicode MS'" style:font-family-generic="swiss" style:font-pitch="variable"/>
    <style:font-face style:name="Cambria" svg:font-family="Cambr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wiss" style:font-pitch="variable"/>
    <style:font-face style:name="Noto Sans" svg:font-family="'Noto Sans'" style:font-family-generic="system" style:font-pitch="variable"/>
    <style:font-face style:name="NotoSans NF" svg:font-family="'NotoSans NF'" style:font-family-generic="system" style:font-pitch="variable"/>
    <style:font-face style:name="Tahoma" svg:font-family="Tahoma" style:font-family-generic="swiss" style:font-pitch="variable"/>
    <style:font-face style:name="Times New Roman" svg:font-family="'Times New Roman'" style:font-family-generic="roman" style:font-pitch="variable"/>
  </office:font-face-decls>
  <office:automatic-styles>
    <style:style style:name="P1" style:family="paragraph" style:parent-style-name="Standard">
      <style:paragraph-properties fo:text-align="center" style:justify-single-word="false"/>
      <style:text-properties fo:font-variant="small-caps" style:font-name="Cambria" fo:font-size="18pt" fo:letter-spacing="0.0209in" fo:text-shadow="1pt 1pt" fo:font-weight="bold" style:font-size-asian="18pt" style:font-weight-asian="bold" style:font-name-complex="Cambria" style:font-size-complex="18pt"/>
    </style:style>
    <style:style style:name="P2" style:family="paragraph" style:parent-style-name="Standard">
      <style:text-properties fo:font-variant="small-caps" style:font-name="Cambria" fo:font-size="18pt" fo:letter-spacing="0.0209in" fo:text-shadow="1pt 1pt" fo:font-weight="bold" style:font-size-asian="18pt" style:font-weight-asian="bold" style:font-name-complex="Cambria" style:font-size-complex="18pt"/>
    </style:style>
    <style:style style:name="P3" style:family="paragraph" style:parent-style-name="Standard">
      <style:text-properties style:font-name="Cambria" style:font-name-complex="Cambria"/>
    </style:style>
    <style:style style:name="T1" style:family="text">
      <style:text-properties officeooo:rsid="000b2557"/>
    </style:style>
    <style:style style:name="T2" style:family="text">
      <style:text-properties style:font-name="Cambria" style:font-name-complex="Cambria"/>
    </style:style>
    <style:style style:name="T3" style:family="text">
      <style:text-properties style:font-name="Cambria" fo:font-weight="bold" style:font-weight-asian="bold" style:font-name-complex="Cambria"/>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elatório-Aula</text:p>
      <text:p text:style-name="P2"/>
      <text:p text:style-name="P3">Nome: <text:span text:style-name="T1">Vicente Franzini</text:span></text:p>
      <text:p text:style-name="P3">Data da aula: <text:span text:style-name="T1">16/03/26</text:span></text:p>
      <text:p text:style-name="P3"/>
      <text:p text:style-name="P3">Temas/conceitos trabalhados em aula:</text:p>
      <text:p text:style-name="P3"><text:tab/><text:span text:style-name="T1">Listas encadeadas dinâmicas</text:span></text:p>
      <text:p text:style-name="P3"/>
      <text:p text:style-name="P3">Detalhe as formas de interação com esses temas/conceitos (busca na Internet, leitura, implementação de programas, exposição do professor, conversa com o colega/professor etc.):</text:p>
      <text:p text:style-name="P3"><text:tab/></text:p>
      <text:p text:style-name="P3"><text:tab/><text:span text:style-name="T1">Utilizei dos exercícios de ATP-1 onde o professor da matéria passou listas encadeadas para me relembrar dos conceitos. Para além disso, conversei com colegas para entender os exercícios, e escutei a exposição feita pelo professor em aula.</text:span></text:p>
      <text:p text:style-name="P3"/>
      <text:p text:style-name="Standard"><text:span text:style-name="T2">Comentários (</text:span><text:span text:style-name="T3">obrigatório</text:span><text:span text:style-name="T2"> no mínimo cinco linhas):</text:span></text:p>
      <text:p text:style-name="P3"/>
      <text:p text:style-name="P3"><text:tab/><text:span text:style-name="T1">Listas Encadeadas Dinâmicas podem ser pouco úteis na prática, porém são boas ferramentas para entender muitos conceitos de baixo nível da programação (como alocação dinâmica de memória, ponteiros, structs, dentre outros).</text:span></text:p>
      <text:p text:style-name="P3"><text:tab/><text:span text:style-name="T1">Para além disso, achei interessante os exercícios passados pelo professor, que me desafiaram na sua resolução.</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Unicode MS" svg:font-family="'Arial Unicode MS'" style:font-family-generic="swiss" style:font-pitch="variable"/>
    <style:font-face style:name="Cambria" svg:font-family="Cambr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wiss" style:font-pitch="variable"/>
    <style:font-face style:name="Noto Sans" svg:font-family="'Noto Sans'" style:font-family-generic="system" style:font-pitch="variable"/>
    <style:font-face style:name="NotoSans NF" svg:font-family="'NotoSans NF'" style:font-family-generic="system" style:font-pitch="variable"/>
    <style:font-face style:name="Tahoma" svg:font-family="Tahoma" style:font-family-generic="swiss"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pt" fo:country="BR" style:letter-kerning="true" style:font-name-asian="Noto Sans" style:font-size-asian="10.5pt" style:language-asian="zh" style:country-asian="CN" style:font-name-complex="NotoSans NF" style:font-size-complex="12pt" style:language-complex="hi" style:country-complex="IN"/>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4917in" style:writing-mode="page"/>
      <style:text-properties style:use-window-font-color="true" loext:opacity="0%" style:font-name="Liberation Serif" fo:font-size="12pt" fo:language="pt" fo:country="BR" style:font-name-asian="Noto Sans" style:font-size-asian="10.5pt" style:language-asian="zh" style:country-asian="CN" style:font-name-complex="NotoSans NF"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fo:hyphenation-keep="auto" loext:hyphenation-keep-type="column" loext:hyphenation-keep-line="false" style:writing-mode="lr-tb"/>
      <style:text-properties style:use-window-font-color="true" loext:opacity="0%" style:font-name="Times New Roman" fo:font-family="'Times New Roman'" style:font-family-generic="roman" style:font-pitch="variable" fo:font-size="12pt" fo:language="pt" fo:country="BR"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NotoSans NF" style:font-family-complex="'NotoSans NF'"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name-complex="Arial Unicode MS" style:font-family-complex="'Arial Unicode MS'" style:font-family-generic-complex="swiss"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Arial Unicode MS" style:font-family-complex="'Arial Unicode MS'" style:font-family-generic-complex="swiss" style:font-pitch-complex="variable"/>
    </style:style>
    <style:style style:name="Título1" style:family="paragraph" style:parent-style-name="Standard" style:next-style-name="Text_20_body">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name-complex="Arial Unicode MS" style:font-family-complex="'Arial Unicode MS'" style:font-family-generic-complex="swiss" style:font-pitch-complex="variable" style:font-size-complex="14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style:tab-stops>
          <style:tab-stop style:position="2.9528in" style:type="center"/>
          <style:tab-stop style:position="5.9055in" style:type="right"/>
        </style:tab-stops>
      </style:paragraph-properties>
    </style:style>
    <style:style style:name="Footer" style:family="paragraph" style:parent-style-name="Standard" style:class="extra">
      <style:paragraph-properties>
        <style:tab-stops>
          <style:tab-stop style:position="2.9528in" style:type="center"/>
          <style:tab-stop style:position="5.9055in" style:type="right"/>
        </style:tab-stops>
      </style:paragraph-properties>
    </style:style>
    <style:style style:name="Texto_20_de_20_balão" style:display-name="Texto de balão"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onte_20_parág._20_padrão" style:display-name="Fonte parág. padrão" style:family="text"/>
    <style:style style:name="Fonte_20_parág._20_padrão1" style:display-name="Fonte parág. padrão1" style:family="text"/>
    <style:style style:name="Cabeçalho_20_Char" style:display-name="Cabeçalho Char" style:family="text">
      <style:text-properties fo:font-size="12pt" style:font-size-asian="12pt" style:font-size-complex="12pt"/>
    </style:style>
    <style:style style:name="Rodapé_20_Char" style:display-name="Rodapé Char" style:family="text">
      <style:text-properties fo:font-size="12pt" style:font-size-asian="12pt" style:font-size-complex="12pt"/>
    </style:style>
    <style:style style:name="Texto_20_de_20_balão_20_Char" style:display-name="Texto de balão Char"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style:font-name="Cambria" fo:font-size="10pt" style:font-size-asian="10pt" style:font-name-complex="Cambria" style:font-size-complex="10pt"/>
    </style:style>
    <style:page-layout style:name="Mpm1">
      <style:page-layout-properties fo:page-width="8.2681in" fo:page-height="11.6929in" style:num-format="1" style:print-orientation="portrait" fo:margin-top="1.1811in" fo:margin-bottom="0.4925in" fo:margin-left="1.1811in" fo:margin-right="1.1811in" fo:background-color="#ffffff"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draw:fill="solid" draw:fill-color="#ffffff" draw:opacity="0%"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925in" fo:margin-left="0in" fo:margin-right="0in" fo:margin-top="0.4535in" style:dynamic-spacing="true"/>
      </style:footer-style>
    </style:page-layout>
    <style:style style:name="Mdp1" style:family="drawing-page">
      <style:drawing-page-properties draw:fill="solid" draw:background-size="full" draw:fill-color="#ffffff" draw:opacity="0%"/>
    </style:style>
  </office:automatic-styles>
  <office:master-styles>
    <style:master-page style:name="Standard" style:page-layout-name="Mpm1" draw:style-name="Mdp1">
      <style:footer>
        <text:p text:style-name="MP1">Estruturas de Dados I – Noturno – 1º sem/2026</text:p>
        <text:p text:style-name="MP1">Prof. Marcus Vinicius Maltempi</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dc:title>Modelo RAU</dc:title>
    <dc:subject/>
    <meta:keyword/>
    <meta:creation-date>2026-03-16T21:05:33.885957595</meta:creation-date>
    <meta:editing-cycles>2</meta:editing-cycles>
    <meta:editing-duration>PT5M49S</meta:editing-duration>
    <meta:generator>LibreOffice/25.8.5.2$Linux_X86_64 LibreOffice_project/580$Build-2</meta:generator>
    <dc:date>2026-03-16T21:11:21.162539033</dc:date>
    <meta:document-statistic meta:table-count="0" meta:image-count="0" meta:object-count="0" meta:page-count="1" meta:paragraph-count="13" meta:word-count="139" meta:character-count="995" meta:non-whitespace-character-count="861"/>
    <meta:template xlink:type="simple" xlink:actuate="onRequest" xlink:title="Modelo RAU" xlink:href="../../../../../Templates/Modelo%20RAU.ott" meta:date="2026-03-16T21:05:31.722251848"/>
  </office:meta>
</office:document-meta>
</file>